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58H52M35.058051S" calcext:value-type="time">
            <text:p>958:5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ayout one-way improvement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24H31M37.853S" calcext:value-type="time">
            <text:p>24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07:54:25.8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1T09:11:50.762000000</dc:date>
    <meta:editing-duration>P41DT23H13M17S</meta:editing-duration>
    <meta:editing-cycles>1116</meta:editing-cycles>
    <meta:generator>LibreOffice/7.2.6.2$Windows_X86_64 LibreOffice_project/b0ec3a565991f7569a5a7f5d24fed7f52653d754</meta:generator>
    <meta:document-statistic meta:table-count="2" meta:cell-count="1421" meta:object-count="0"/>
  </office:meta>
</office:document-meta>
</file>